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795cm" fo:min-width="6.25cm" fo:padding-top="0.166cm" fo:padding-bottom="0.166cm" fo:padding-left="0.291cm" fo:padding-right="0.291cm"/>
    </style:style>
    <style:style style:name="gr2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796cm" fo:min-width="6.25cm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7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3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158cm"/>
    </style:style>
    <style:style style:name="gr7" style:family="graphic" style:parent-style-name="standard">
      <style:graphic-properties svg:stroke-width="0.053cm" svg:stroke-color="#adc5e7" draw:marker-start-width="0.279cm" draw:marker-end-width="0.279cm" draw:fill-color="#adc5e7" draw:textarea-horizontal-align="justify" draw:textarea-vertical-align="middle" draw:auto-grow-height="false" fo:min-height="0.208cm" fo:min-width="6.1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7a19a" draw:marker-start-width="0.279cm" draw:marker-end-width="0.279cm" draw:fill-color="#f7a19a" draw:textarea-horizontal-align="justify" draw:textarea-vertical-align="middle" draw:auto-grow-height="false" fo:min-height="0.178cm" fo:min-width="6.14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897cm"/>
    </style:style>
    <style:style style:name="gr1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f7a19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loext:graphic-properties draw:fill="none" draw:fill-color="#ffffff"/>
      <style:text-properties fo:color="#3399ff" fo:font-size="8pt" fo:font-weight="bold"/>
    </style:style>
    <style:style style:name="P9" style:family="paragraph">
      <loext:graphic-properties draw:fill="none" draw:fill-color="#ffffff"/>
      <style:text-properties fo:color="#ff420e" fo:font-size="8pt" fo:font-weight="bold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8pt"/>
    </style:style>
    <style:style style:name="T4" style:family="text">
      <style:text-properties fo:color="#3399ff" fo:font-size="8pt" fo:font-weight="bold"/>
    </style:style>
    <style:style style:name="T5" style:family="text">
      <style:text-properties fo:color="#ff420e"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832cm" svg:height="1.127cm" svg:x="1.852cm" svg:y="1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2cm" svg:height="1.127cm" svg:x="1.852cm" svg:y="2.4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32cm" svg:height="1.128cm" svg:x="1.852cm" svg:y="3.5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2cm" svg:height="1.127cm" svg:x="1.852cm" svg:y="4.67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65cm" svg:height="0.725cm" svg:x="3.873cm" svg:y="-0.1cm">
          <draw:text-box>
            <text:p><text:span text:style-name="T1">Segmented IQ</text:span></text:p>
          </draw:text-box>
        </draw:frame>
        <draw:frame draw:style-name="gr4" draw:text-style-name="P3" draw:layer="layout" svg:width="2.767cm" svg:height="0.645cm" svg:x="1.867cm" svg:y="0.727cm">
          <draw:text-box>
            <text:p><text:span text:style-name="T2">1st stag field</text:span></text:p>
          </draw:text-box>
        </draw:frame>
        <draw:frame draw:style-name="gr5" draw:text-style-name="P3" draw:layer="layout" svg:width="2.896cm" svg:height="0.645cm" svg:x="4.554cm" svg:y="0.728cm">
          <draw:text-box>
            <text:p><text:span text:style-name="T2">2nd stag field</text:span></text:p>
          </draw:text-box>
        </draw:frame>
        <draw:frame draw:style-name="gr6" draw:text-style-name="P3" draw:layer="layout" svg:width="1.658cm" svg:height="0.645cm" svg:x="7.242cm" svg:y="0.729cm">
          <draw:text-box>
            <text:p><text:span text:style-name="T2">others</text:span></text:p>
          </draw:text-box>
        </draw:frame>
        <draw:custom-shape draw:style-name="gr7" draw:text-style-name="P4" draw:layer="layout" svg:width="6.7cm" svg:height="0.51cm" svg:x="1.918cm" svg:y="1.3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7cm" svg:height="0.48cm" svg:x="1.918cm" svg:y="1.88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852cm" svg:y1="1.573cm" svg:x2="8.684cm" svg:y2="1.573cm">
          <text:p/>
        </draw:line>
        <draw:line draw:style-name="gr9" draw:text-style-name="P6" draw:layer="layout" svg:x1="1.852cm" svg:y1="2.136cm" svg:x2="8.684cm" svg:y2="2.136cm">
          <text:p/>
        </draw:line>
        <draw:custom-shape draw:style-name="gr7" draw:text-style-name="P4" draw:layer="layout" svg:width="6.7cm" svg:height="0.51cm" svg:x="1.918cm" svg:y="2.4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7cm" svg:height="0.48cm" svg:x="1.918cm" svg:y="3.01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852cm" svg:y1="2.7cm" svg:x2="8.684cm" svg:y2="2.7cm">
          <text:p/>
        </draw:line>
        <draw:line draw:style-name="gr9" draw:text-style-name="P6" draw:layer="layout" svg:x1="1.852cm" svg:y1="3.264cm" svg:x2="8.684cm" svg:y2="3.264cm">
          <text:p/>
        </draw:line>
        <draw:custom-shape draw:style-name="gr7" draw:text-style-name="P4" draw:layer="layout" svg:width="6.7cm" svg:height="0.51cm" svg:x="1.918cm" svg:y="3.5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7cm" svg:height="0.48cm" svg:x="1.918cm" svg:y="4.13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852cm" svg:y1="3.827cm" svg:x2="8.684cm" svg:y2="3.827cm">
          <text:p/>
        </draw:line>
        <draw:line draw:style-name="gr9" draw:text-style-name="P6" draw:layer="layout" svg:x1="1.852cm" svg:y1="4.391cm" svg:x2="8.684cm" svg:y2="4.391cm">
          <text:p/>
        </draw:line>
        <draw:custom-shape draw:style-name="gr7" draw:text-style-name="P4" draw:layer="layout" svg:width="6.7cm" svg:height="0.51cm" svg:x="1.918cm" svg:y="4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7cm" svg:height="0.48cm" svg:x="1.918cm" svg:y="5.26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852cm" svg:y1="4.955cm" svg:x2="8.684cm" svg:y2="4.955cm">
          <text:p/>
        </draw:line>
        <draw:line draw:style-name="gr9" draw:text-style-name="P6" draw:layer="layout" svg:x1="1.852cm" svg:y1="5.519cm" svg:x2="8.684cm" svg:y2="5.519cm">
          <text:p/>
        </draw:line>
        <draw:line draw:style-name="gr10" draw:text-style-name="P6" draw:layer="layout" svg:x1="7.33cm" svg:y1="1.291cm" svg:x2="7.33cm" svg:y2="5.8cm">
          <text:p/>
        </draw:line>
        <draw:line draw:style-name="gr10" draw:text-style-name="P6" draw:layer="layout" svg:x1="4.635cm" svg:y1="1.291cm" svg:x2="4.635cm" svg:y2="5.8cm">
          <text:p/>
        </draw:line>
        <draw:frame draw:style-name="gr11" draw:text-style-name="P7" draw:layer="layout" svg:width="1.3cm" svg:height="0.569cm" svg:x="1cm" svg:y="1.766cm">
          <draw:text-box>
            <text:p><text:span text:style-name="T3">(0,1)</text:span></text:p>
          </draw:text-box>
        </draw:frame>
        <draw:frame draw:style-name="gr11" draw:text-style-name="P7" draw:layer="layout" svg:width="1.3cm" svg:height="0.569cm" svg:x="1cm" svg:y="1.293cm">
          <draw:text-box>
            <text:p><text:span text:style-name="T3">(0,0)</text:span></text:p>
          </draw:text-box>
        </draw:frame>
        <draw:frame draw:style-name="gr11" draw:text-style-name="P7" draw:layer="layout" svg:width="1.3cm" svg:height="0.569cm" svg:x="1cm" svg:y="2.866cm">
          <draw:text-box>
            <text:p><text:span text:style-name="T3">(1,1)</text:span></text:p>
          </draw:text-box>
        </draw:frame>
        <draw:frame draw:style-name="gr11" draw:text-style-name="P7" draw:layer="layout" svg:width="1.3cm" svg:height="0.569cm" svg:x="1cm" svg:y="2.393cm">
          <draw:text-box>
            <text:p><text:span text:style-name="T3">(1,0)</text:span></text:p>
          </draw:text-box>
        </draw:frame>
        <draw:frame draw:style-name="gr11" draw:text-style-name="P7" draw:layer="layout" svg:width="1.3cm" svg:height="0.569cm" svg:x="1cm" svg:y="4.011cm">
          <draw:text-box>
            <text:p><text:span text:style-name="T3">(2,1)</text:span></text:p>
          </draw:text-box>
        </draw:frame>
        <draw:frame draw:style-name="gr11" draw:text-style-name="P7" draw:layer="layout" svg:width="1.3cm" svg:height="0.569cm" svg:x="1cm" svg:y="3.538cm">
          <draw:text-box>
            <text:p><text:span text:style-name="T3">(2,0)</text:span></text:p>
          </draw:text-box>
        </draw:frame>
        <draw:frame draw:style-name="gr11" draw:text-style-name="P7" draw:layer="layout" svg:width="1.3cm" svg:height="0.569cm" svg:x="1cm" svg:y="5.111cm">
          <draw:text-box>
            <text:p><text:span text:style-name="T3">(3,1)</text:span></text:p>
          </draw:text-box>
        </draw:frame>
        <draw:frame draw:style-name="gr11" draw:text-style-name="P7" draw:layer="layout" svg:width="1.3cm" svg:height="0.569cm" svg:x="1cm" svg:y="4.638cm">
          <draw:text-box>
            <text:p><text:span text:style-name="T3">(3,0)</text:span></text:p>
          </draw:text-box>
        </draw:frame>
        <draw:line draw:style-name="gr10" draw:text-style-name="P6" draw:layer="layout" svg:x1="1.818cm" svg:y1="2.404cm" svg:x2="8.718cm" svg:y2="2.404cm">
          <text:p/>
        </draw:line>
        <draw:line draw:style-name="gr10" draw:text-style-name="P6" draw:layer="layout" svg:x1="1.818cm" svg:y1="3.538cm" svg:x2="8.718cm" svg:y2="3.538cm">
          <text:p/>
        </draw:line>
        <draw:line draw:style-name="gr10" draw:text-style-name="P6" draw:layer="layout" svg:x1="1.818cm" svg:y1="4.66cm" svg:x2="8.718cm" svg:y2="4.66cm">
          <text:p/>
        </draw:line>
        <draw:frame draw:style-name="gr11" draw:text-style-name="P8" draw:layer="layout" svg:width="1.6cm" svg:height="0.569cm" svg:x="8.6cm" svg:y="1.332cm">
          <draw:text-box>
            <text:p><text:span text:style-name="T4">S-seg 0</text:span></text:p>
          </draw:text-box>
        </draw:frame>
        <draw:frame draw:style-name="gr11" draw:text-style-name="P9" draw:layer="layout" svg:width="1.6cm" svg:height="0.569cm" svg:x="8.6cm" svg:y="1.833cm">
          <draw:text-box>
            <text:p><text:span text:style-name="T5">S-seg 1</text:span></text:p>
          </draw:text-box>
        </draw:frame>
        <draw:frame draw:style-name="gr11" draw:text-style-name="P7" draw:layer="layout" svg:width="1.6cm" svg:height="0.569cm" svg:x="-0.2cm" svg:y="1.531cm">
          <draw:text-box>
            <text:p><text:span text:style-name="T3">M-seg 0</text:span></text:p>
          </draw:text-box>
        </draw:frame>
        <draw:frame draw:style-name="gr11" draw:text-style-name="P7" draw:layer="layout" svg:width="1.9cm" svg:height="0.569cm" svg:x="-0.2cm" svg:y="2.586cm">
          <draw:text-box>
            <text:p><text:span text:style-name="T3">M-seg 1</text:span></text:p>
          </draw:text-box>
        </draw:frame>
        <draw:frame draw:style-name="gr11" draw:text-style-name="P7" draw:layer="layout" svg:width="1.9cm" svg:height="0.569cm" svg:x="-0.2cm" svg:y="3.732cm">
          <draw:text-box>
            <text:p><text:span text:style-name="T3">M-seg 2</text:span></text:p>
          </draw:text-box>
        </draw:frame>
        <draw:frame draw:style-name="gr11" draw:text-style-name="P7" draw:layer="layout" svg:width="1.9cm" svg:height="0.569cm" svg:x="-0.2cm" svg:y="4.832cm">
          <draw:text-box>
            <text:p><text:span text:style-name="T3">M-seg 3</text:span></text:p>
          </draw:text-box>
        </draw:frame>
        <draw:frame draw:style-name="gr11" draw:text-style-name="P8" draw:layer="layout" svg:width="1.6cm" svg:height="0.569cm" svg:x="8.6cm" svg:y="2.432cm">
          <draw:text-box>
            <text:p><text:span text:style-name="T4">S-seg 0</text:span></text:p>
          </draw:text-box>
        </draw:frame>
        <draw:frame draw:style-name="gr11" draw:text-style-name="P9" draw:layer="layout" svg:width="1.6cm" svg:height="0.569cm" svg:x="8.6cm" svg:y="2.933cm">
          <draw:text-box>
            <text:p><text:span text:style-name="T5">S-seg 1</text:span></text:p>
          </draw:text-box>
        </draw:frame>
        <draw:frame draw:style-name="gr11" draw:text-style-name="P8" draw:layer="layout" svg:width="1.6cm" svg:height="0.569cm" svg:x="8.6cm" svg:y="3.632cm">
          <draw:text-box>
            <text:p><text:span text:style-name="T4">S-seg 0</text:span></text:p>
          </draw:text-box>
        </draw:frame>
        <draw:frame draw:style-name="gr11" draw:text-style-name="P9" draw:layer="layout" svg:width="1.6cm" svg:height="0.569cm" svg:x="8.6cm" svg:y="4.133cm">
          <draw:text-box>
            <text:p><text:span text:style-name="T5">S-seg 1</text:span></text:p>
          </draw:text-box>
        </draw:frame>
        <draw:frame draw:style-name="gr11" draw:text-style-name="P8" draw:layer="layout" svg:width="1.6cm" svg:height="0.569cm" svg:x="8.6cm" svg:y="4.732cm">
          <draw:text-box>
            <text:p><text:span text:style-name="T4">S-seg 0</text:span></text:p>
          </draw:text-box>
        </draw:frame>
        <draw:frame draw:style-name="gr11" draw:text-style-name="P9" draw:layer="layout" svg:width="1.6cm" svg:height="0.569cm" svg:x="8.6cm" svg:y="5.233cm">
          <draw:text-box>
            <text:p><text:span text:style-name="T5">S-seg 1</text:span></text:p>
          </draw:text-box>
        </draw:frame>
        <draw:line draw:style-name="gr12" draw:text-style-name="P6" draw:layer="layout" svg:x1="1.852cm" svg:y1="4.109cm" svg:x2="8.684cm" svg:y2="4.109cm">
          <text:p/>
        </draw:line>
        <draw:line draw:style-name="gr12" draw:text-style-name="P6" draw:layer="layout" svg:x1="1.852cm" svg:y1="5.245cm" svg:x2="8.684cm" svg:y2="5.245cm">
          <text:p/>
        </draw:line>
        <draw:line draw:style-name="gr12" draw:text-style-name="P6" draw:layer="layout" svg:x1="1.852cm" svg:y1="2.991cm" svg:x2="8.684cm" svg:y2="2.991cm">
          <text:p/>
        </draw:line>
        <draw:line draw:style-name="gr12" draw:text-style-name="P6" draw:layer="layout" svg:x1="1.852cm" svg:y1="1.864cm" svg:x2="8.684cm" svg:y2="1.8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06-22T18:13:34.331469224</dc:date>
    <meta:editing-duration>PT5H55M51S</meta:editing-duration>
    <meta:editing-cycles>29</meta:editing-cycles>
    <meta:generator>LibreOffice/6.0.7.3$Linux_X86_64 LibreOffice_project/00m0$Build-3</meta:generator>
    <meta:document-statistic meta:object-count="53"/>
  </office:meta>
</office:document-meta>
</file>